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42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solid" draw:fill-color="#fff5ed" fo:min-height="27.1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5ed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1" draw:style-name="gr1" draw:text-style-name="P1" svg:width="325.72mm" svg:height="27.1mm" svg:x="167.99mm" svg:y="11.15mm">
            <draw:text-box>
              <text:p>SELECT count(FLOOR((qtyVotes/600))*600) as <text:s/>y_axis_of_histogram, CONCAT(FLOOR((qtyVotes/600))*600,'&lt;= qtyVotes &lt;', FLOOR((qtyVotes/600)+1)*600) as <text:s/>x_axis_of_histogram </text:p>
              <text:p>FROM (SELECT count(*) as qtyVotes ,iduser FROM ratings </text:p>
              <text:p><text:s text:c="14"/>GROUP BY iduser </text:p>
              <text:p><text:s text:c="14"/>ORDER <text:s/>BY qtyVotes) as inner_select</text:p>
              <text:p>GROUP BY FLOOR((qtyVotes/600))*600, CONCAT(FLOOR((qtyVotes/600))*600,'&lt;= qtyVotes &lt;', FLOOR((qtyVotes/600)+1)*600)</text:p>
            </draw:text-box>
          </draw:frame>
          <draw:frame draw:z-index="2" draw:style-name="gr2" draw:text-style-name="P2" svg:width="159.99mm" svg:height="89.99mm" svg:x="134.51mm" svg:y="66.06mm">
            <loext:p draw:notify-on-update-of-ranges="Planilha1.A1:Planilha1.A1 Planilha1.A2:Planilha1.A13 Planilha1.B1:Planilha1.B1 Planilha1.B2:Planilha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úmero de votos</text:p>
          </table:table-cell>
          <table:table-cell office:value-type="string" calcext:value-type="string">
            <text:p>Quantidade de usuários</text:p>
          </table:table-cell>
          <table:table-cell/>
        </table:table-row>
        <table:table-row table:style-name="ro1">
          <table:table-cell office:value-type="string" calcext:value-type="string">
            <text:p><text:s/>0 a 600</text:p>
          </table:table-cell>
          <table:table-cell office:value-type="float" office:value="133137" calcext:value-type="float">
            <text:p>133137</text:p>
          </table:table-cell>
          <table:table-cell/>
        </table:table-row>
        <table:table-row table:style-name="ro1">
          <table:table-cell office:value-type="string" calcext:value-type="string">
            <text:p><text:s/>600 a 1200</text:p>
          </table:table-cell>
          <table:table-cell office:value-type="float" office:value="4213" calcext:value-type="float">
            <text:p>4213</text:p>
          </table:table-cell>
          <table:table-cell/>
        </table:table-row>
        <table:table-row table:style-name="ro1">
          <table:table-cell office:value-type="string" calcext:value-type="string">
            <text:p><text:s/>1200 a 1800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string" calcext:value-type="string">
            <text:p><text:s/>1800 a 2400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<text:s/>2400 a 300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<text:s/>3000 a 360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<text:s/>3600 a 42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s/>4200 a 48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/>4800 a 54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/>5400 a 6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/>7200 a 78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9000 a 960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55:02.252981829</meta:creation-date>
    <meta:generator>LibreOffice/5.1.2.2$Linux_X86_64 LibreOffice_project/10m0$Build-2</meta:generator>
    <dc:date>2018-12-10T01:41:22.792925493</dc:date>
    <meta:editing-duration>PT35M57S</meta:editing-duration>
    <meta:editing-cycles>9</meta:editing-cycles>
    <meta:document-statistic meta:table-count="1" meta:cell-count="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1.263cm" svg:y="0.362cm" style:legend-expansion="custom" chartooo:width="4.17cm" chartooo:height="0.598cm" style:legend-expansion-aspect-ratio="6.97324414715719" chart:style-name="ch2"/>
        <chart:plot-area chart:style-name="ch3" table:cell-range-address="Planilha1.A1:Planilha1.B13" chart:data-source-has-labels="both" svg:x="0.32cm" svg:y="0.18cm" svg:width="15.36cm" svg:height="7.659cm">
          <chartooo:coordinate-region svg:x="1.867cm" svg:y="0.18cm" svg:width="13.813cm" svg:height="5.526cm"/>
          <chart:axis chart:dimension="x" chart:name="primary-x" chart:style-name="ch4" chartooo:axis-type="auto">
            <chartooo:date-scale/>
            <chart:title svg:x="6.448cm" svg:y="8.019cm" chart:style-name="ch5">
              <text:p>Quantidade de votos</text:p>
            </chart:title>
            <chart:categories table:cell-range-address="Planilha1.A2:Planilha1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B2:Planilha1.B13" chart:label-cell-address="Planilha1.B1:Planilha1.B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usuários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0 a 600</text:p>
                <draw:g>
                  <svg:desc>Planilha1.A2:Planilha1.A13</svg:desc>
                </draw:g>
              </table:table-cell>
              <table:table-cell office:value-type="float" office:value="133137">
                <text:p>133137</text:p>
                <draw:g>
                  <svg:desc>Planilha1.B2:Planilha1.B13</svg:desc>
                </draw:g>
              </table:table-cell>
            </table:table-row>
            <table:table-row>
              <table:table-cell office:value-type="string">
                <text:p> 600 a 1200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 1200 a 180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 1800 a 24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 2400 a 3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 3000 a 36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 3600 a 4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4200 a 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4800 a 5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5400 a 6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7200 a 7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9000 a 9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